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34C000046C4000029BA46136D28.wmf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115cm" svg:height="10.681cm" svg:x="0.025cm" svg:y="0.049cm">
          <draw:image xlink:href="Pictures/2000034C000046C4000029BA46136D28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8.288cm" fo:page-height="10.9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Filho</meta:initial-creator>
    <meta:creation-date>2013-11-17T18:35:46</meta:creation-date>
    <dc:date>2013-11-17T18:38:42</dc:date>
    <dc:creator>Helio Filho</dc:creator>
    <meta:editing-duration>P0D</meta:editing-duration>
    <meta:editing-cycles>1</meta:editing-cycles>
    <meta:document-statistic meta:object-count="1"/>
    <meta:generator>LibreOffice/4.0.2.2$Linux_X86_64 LibreOffice_project/400m0$Build-2</meta:generator>
  </office:meta>
</office:document-meta>
</file>